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50.38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/>
    <style:style style:name="ce2" style:family="table-cell" style:parent-style-name="Default" style:data-style-name="N41"/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51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5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ividu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e</text:p>
          </table:table-cell>
          <table:table-cell office:value-type="string" calcext:value-type="string">
            <text:p>Coordonnées_WGS84_N</text:p>
          </table:table-cell>
          <table:table-cell office:value-type="string" calcext:value-type="string">
            <text:p>Coordonnées_WGS84_E</text:p>
          </table:table-cell>
          <table:table-cell office:value-type="string" calcext:value-type="string">
            <text:p>azimuœt</text:p>
          </table:table-cell>
          <table:table-cell office:value-type="string" calcext:value-type="string">
            <text:p>niveau_filtre</text:p>
          </table:table-cell>
          <table:table-cell office:value-type="string" calcext:value-type="string">
            <text:p>puissance_signa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03</text:p>
          </table:table-cell>
          <table:table-cell office:value-type="string" calcext:value-type="string">
            <text:p>005.4657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2])+COM.MICROSOFT.CONCAT([.C2];&quot;:&quot;;[.D2];&quot;:&quot;;[.E2]))" office:value-type="date" office:date-value="2018-01-23T03:48:00" calcext:value-type="date">
            <text:p>23/01/2018 03:48:00</text:p>
          </table:table-cell>
          <table:table-cell table:style-name="ce2"/>
          <table:table-cell table:style-name="ce1"/>
          <table:table-cell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03</text:p>
          </table:table-cell>
          <table:table-cell office:value-type="string" calcext:value-type="string">
            <text:p>005.46573</text:p>
          </table:table-cell>
          <table:table-cell office:value-type="string" calcext:value-type="string">
            <text:p>~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3])+COM.MICROSOFT.CONCAT([.C3];&quot;:&quot;;[.D3];&quot;:&quot;;[.E3]))" office:value-type="date" office:date-value="2018-01-23T03:52:00" calcext:value-type="date">
            <text:p>23/01/2018 03:52:00</text:p>
          </table:table-cell>
          <table:table-cell table:style-name="ce2" table:number-columns-repeated="2"/>
          <table:table-cell table:style-name="ce1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53</text:p>
          </table:table-cell>
          <table:table-cell office:value-type="string" calcext:value-type="string">
            <text:p>005.4937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(DATE(2018;1;[.B4])+COM.MICROSOFT.CONCAT([.C4];&quot;:&quot;;[.D4];&quot;:&quot;;[.E4]))" office:value-type="date" office:date-value="2018-01-23T00:26:00" calcext:value-type="date">
            <text:p>23/01/2018 00:26:00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53</text:p>
          </table:table-cell>
          <table:table-cell office:value-type="string" calcext:value-type="string">
            <text:p>005.49373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(DATE(2018;1;[.B5])+COM.MICROSOFT.CONCAT([.C5];&quot;:&quot;;[.D5];&quot;:&quot;;[.E5]))" office:value-type="date" office:date-value="2018-01-23T02:44:00" calcext:value-type="date">
            <text:p>23/01/2018 02:44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53</text:p>
          </table:table-cell>
          <table:table-cell office:value-type="string" calcext:value-type="string">
            <text:p>005.49373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6])+COM.MICROSOFT.CONCAT([.C6];&quot;:&quot;;[.D6];&quot;:&quot;;[.E6]))" office:value-type="date" office:date-value="2018-01-23T02:46:00" calcext:value-type="date">
            <text:p>23/01/2018 02:4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76</text:p>
          </table:table-cell>
          <table:table-cell office:value-type="string" calcext:value-type="string">
            <text:p>005.445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7])+COM.MICROSOFT.CONCAT([.C7];&quot;:&quot;;[.D7];&quot;:&quot;;[.E7]))" office:value-type="date" office:date-value="2018-01-23T02:09:00" calcext:value-type="date">
            <text:p>23/01/2018 02:0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.59767</text:p>
          </table:table-cell>
          <table:table-cell office:value-type="string" calcext:value-type="string">
            <text:p>005.45867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8])+COM.MICROSOFT.CONCAT([.C8];&quot;:&quot;;[.D8];&quot;:&quot;;[.E8]))" office:value-type="date" office:date-value="2018-01-23T02:00:00" calcext:value-type="date">
            <text:p>23/01/2018 02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21</text:p>
          </table:table-cell>
          <table:table-cell office:value-type="string" calcext:value-type="string">
            <text:p>005.45199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9])+COM.MICROSOFT.CONCAT([.C9];&quot;:&quot;;[.D9];&quot;:&quot;;[.E9]))" office:value-type="date" office:date-value="2018-01-23T03:28:00" calcext:value-type="date">
            <text:p>23/01/2018 03:28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21</text:p>
          </table:table-cell>
          <table:table-cell office:value-type="string" calcext:value-type="string">
            <text:p>005.45199</text:p>
          </table:table-cell>
          <table:table-cell office:value-type="string" calcext:value-type="string">
            <text:p>HI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DATE(2018;1;[.B10])+COM.MICROSOFT.CONCAT([.C10];&quot;:&quot;;[.D10];&quot;:&quot;;[.E10]))" office:value-type="date" office:date-value="2018-01-23T03:35:00" calcext:value-type="date">
            <text:p>23/01/2018 03:3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21</text:p>
          </table:table-cell>
          <table:table-cell office:value-type="string" calcext:value-type="string">
            <text:p>005.4519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11])+COM.MICROSOFT.CONCAT([.C11];&quot;:&quot;;[.D11];&quot;:&quot;;[.E11]))" office:value-type="date" office:date-value="2018-01-23T03:42:00" calcext:value-type="date">
            <text:p>23/01/2018 03:4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7</text:p>
          </table:table-cell>
          <table:table-cell office:value-type="string" calcext:value-type="string">
            <text:p>005.449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/>
          <table:table-cell table:formula="of:=(DATE(2018;1;[.B12])+COM.MICROSOFT.CONCAT([.C12];&quot;:&quot;;[.D12];&quot;:&quot;;[.E12]))" office:value-type="date" office:date-value="2018-01-23T03:29:00" calcext:value-type="date">
            <text:p>23/01/2018 03:2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7</text:p>
          </table:table-cell>
          <table:table-cell office:value-type="string" calcext:value-type="string">
            <text:p>005.4491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/>
          <table:table-cell table:formula="of:=(DATE(2018;1;[.B13])+COM.MICROSOFT.CONCAT([.C13];&quot;:&quot;;[.D13];&quot;:&quot;;[.E13]))" office:value-type="date" office:date-value="2018-01-23T03:33:00" calcext:value-type="date">
            <text:p>23/01/2018 03:3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7</text:p>
          </table:table-cell>
          <table:table-cell office:value-type="string" calcext:value-type="string">
            <text:p>005.4491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/>
          <table:table-cell table:formula="of:=(DATE(2018;1;[.B14])+COM.MICROSOFT.CONCAT([.C14];&quot;:&quot;;[.D14];&quot;:&quot;;[.E14]))" office:value-type="date" office:date-value="2018-01-23T03:35:00" calcext:value-type="date">
            <text:p>23/01/2018 03:3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9526</text:p>
          </table:table-cell>
          <table:table-cell office:value-type="string" calcext:value-type="string">
            <text:p>5.50544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15])+COM.MICROSOFT.CONCAT([.C15];&quot;:&quot;;[.D15];&quot;:&quot;;[.E15]))" office:value-type="date" office:date-value="2018-01-23T01:09:00" calcext:value-type="date">
            <text:p>23/01/2018 01:0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9526</text:p>
          </table:table-cell>
          <table:table-cell office:value-type="string" calcext:value-type="string">
            <text:p>5.50544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16])+COM.MICROSOFT.CONCAT([.C16];&quot;:&quot;;[.D16];&quot;:&quot;;[.E16]))" office:value-type="date" office:date-value="2018-01-23T01:12:00" calcext:value-type="date">
            <text:p>23/01/2018 01:1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.60018</text:p>
          </table:table-cell>
          <table:table-cell office:value-type="string" calcext:value-type="string">
            <text:p>005.48262</text:p>
          </table:table-cell>
          <table:table-cell office:value-type="string" calcext:value-type="string">
            <text:p>HI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17])+COM.MICROSOFT.CONCAT([.C17];&quot;:&quot;;[.D17];&quot;:&quot;;[.E17]))" office:value-type="date" office:date-value="2018-01-23T04:00:00" calcext:value-type="date">
            <text:p>23/01/2018 04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03</text:p>
          </table:table-cell>
          <table:table-cell office:value-type="string" calcext:value-type="string">
            <text:p>005.5062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(DATE(2018;1;[.B18])+COM.MICROSOFT.CONCAT([.C18];&quot;:&quot;;[.D18];&quot;:&quot;;[.E18]))" office:value-type="date" office:date-value="2018-01-23T23:56:00" calcext:value-type="date">
            <text:p>23/01/2018 23:5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.6003</text:p>
          </table:table-cell>
          <table:table-cell office:value-type="string" calcext:value-type="string">
            <text:p>005.506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19])+COM.MICROSOFT.CONCAT([.C19];&quot;:&quot;;[.D19];&quot;:&quot;;[.E19]))" office:value-type="date" office:date-value="2018-01-24" calcext:value-type="date">
            <text:p>24/01/2018 0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040</text:p>
          </table:table-cell>
          <table:table-cell office:value-type="string" calcext:value-type="string">
            <text:p>005.44606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formula="of:=(DATE(2018;1;[.B20])+COM.MICROSOFT.CONCAT([.C20];&quot;:&quot;;[.D20];&quot;:&quot;;[.E20]))" office:value-type="date" office:date-value="2018-01-23T02:42:00" calcext:value-type="date">
            <text:p>23/01/2018 02:4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040</text:p>
          </table:table-cell>
          <table:table-cell office:value-type="string" calcext:value-type="string">
            <text:p>005.44606</text:p>
          </table:table-cell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1])+COM.MICROSOFT.CONCAT([.C21];&quot;:&quot;;[.D21];&quot;:&quot;;[.E21]))" office:value-type="date" office:date-value="2018-01-23T03:23:00" calcext:value-type="date">
            <text:p>23/01/2018 03:2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1482</text:p>
          </table:table-cell>
          <table:table-cell office:value-type="string" calcext:value-type="string">
            <text:p>005.505846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22])+COM.MICROSOFT.CONCAT([.C22];&quot;:&quot;;[.D22];&quot;:&quot;;[.E22]))" office:value-type="date" office:date-value="2018-01-23T00:51:00" calcext:value-type="date">
            <text:p>23/01/2018 00:51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1482</text:p>
          </table:table-cell>
          <table:table-cell office:value-type="string" calcext:value-type="string">
            <text:p>005.50584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3])+COM.MICROSOFT.CONCAT([.C23];&quot;:&quot;;[.D23];&quot;:&quot;;[.E23]))" office:value-type="date" office:date-value="2018-01-23T00:55:00" calcext:value-type="date">
            <text:p>23/01/2018 00:5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.601482</text:p>
          </table:table-cell>
          <table:table-cell office:value-type="string" calcext:value-type="string">
            <text:p>005.505846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24])+COM.MICROSOFT.CONCAT([.C24];&quot;:&quot;;[.D24];&quot;:&quot;;[.E24]))" office:value-type="date" office:date-value="2018-01-23T01:00:00" calcext:value-type="date">
            <text:p>23/01/2018 01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378</text:p>
          </table:table-cell>
          <table:table-cell office:value-type="string" calcext:value-type="string">
            <text:p>005.504203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5])+COM.MICROSOFT.CONCAT([.C25];&quot;:&quot;;[.D25];&quot;:&quot;;[.E25]))" office:value-type="date" office:date-value="2018-01-23T01:21:00" calcext:value-type="date">
            <text:p>23/01/2018 01:21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6])+COM.MICROSOFT.CONCAT([.C26];&quot;:&quot;;[.D26];&quot;:&quot;;[.E26]))" office:value-type="date" office:date-value="2018-01-23T02:10:00" calcext:value-type="date">
            <text:p>23/01/2018 02:1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27])+COM.MICROSOFT.CONCAT([.C27];&quot;:&quot;;[.D27];&quot;:&quot;;[.E27]))" office:value-type="date" office:date-value="2018-01-23T02:12:00" calcext:value-type="date">
            <text:p>23/01/2018 02:1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28])+COM.MICROSOFT.CONCAT([.C28];&quot;:&quot;;[.D28];&quot;:&quot;;[.E28]))" office:value-type="date" office:date-value="2018-01-23T02:17:00" calcext:value-type="date">
            <text:p>23/01/2018 02:17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29])+COM.MICROSOFT.CONCAT([.C29];&quot;:&quot;;[.D29];&quot;:&quot;;[.E29]))" office:value-type="date" office:date-value="2018-01-23T02:32:00" calcext:value-type="date">
            <text:p>23/01/2018 02:3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85</text:p>
          </table:table-cell>
          <table:table-cell office:value-type="string" calcext:value-type="string">
            <text:p>005.50769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30])+COM.MICROSOFT.CONCAT([.C30];&quot;:&quot;;[.D30];&quot;:&quot;;[.E30]))" office:value-type="date" office:date-value="2018-01-23T04:24:00" calcext:value-type="date">
            <text:p>23/01/2018 04:24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85</text:p>
          </table:table-cell>
          <table:table-cell office:value-type="string" calcext:value-type="string">
            <text:p>005.50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31])+COM.MICROSOFT.CONCAT([.C31];&quot;:&quot;;[.D31];&quot;:&quot;;[.E31]))" office:value-type="date" office:date-value="2018-01-23T04:26:00" calcext:value-type="date">
            <text:p>23/01/2018 04:2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ble</text:p>
          </table:table-cell>
          <table:table-cell/>
          <table:table-cell table:formula="of:=(DATE(2018;1;[.B32])+COM.MICROSOFT.CONCAT([.C32];&quot;:&quot;;[.D32];&quot;:&quot;;[.E32]))" office:value-type="date" office:date-value="2018-01-23T04:18:00" calcext:value-type="date">
            <text:p>23/01/2018 04:18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ble</text:p>
          </table:table-cell>
          <table:table-cell/>
          <table:table-cell table:formula="of:=(DATE(2018;1;[.B33])+COM.MICROSOFT.CONCAT([.C33];&quot;:&quot;;[.D33];&quot;:&quot;;[.E33]))" office:value-type="date" office:date-value="2018-01-23T04:19:00" calcext:value-type="date">
            <text:p>23/01/2018 04:1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ès faible</text:p>
          </table:table-cell>
          <table:table-cell/>
          <table:table-cell table:formula="of:=(DATE(2018;1;[.B34])+COM.MICROSOFT.CONCAT([.C34];&quot;:&quot;;[.D34];&quot;:&quot;;[.E34]))" office:value-type="date" office:date-value="2018-01-23T04:21:00" calcext:value-type="date">
            <text:p>23/01/2018 04:21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ès faible</text:p>
          </table:table-cell>
          <table:table-cell/>
          <table:table-cell table:formula="of:=(DATE(2018;1;[.B35])+COM.MICROSOFT.CONCAT([.C35];&quot;:&quot;;[.D35];&quot;:&quot;;[.E35]))" office:value-type="date" office:date-value="2018-01-23T04:23:00" calcext:value-type="date">
            <text:p>23/01/2018 04:2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ès faible</text:p>
          </table:table-cell>
          <table:table-cell/>
          <table:table-cell table:formula="of:=(DATE(2018;1;[.B36])+COM.MICROSOFT.CONCAT([.C36];&quot;:&quot;;[.D36];&quot;:&quot;;[.E36]))" office:value-type="date" office:date-value="2018-01-23T04:27:00" calcext:value-type="date">
            <text:p>23/01/2018 04:27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formula="of:=(DATE(2018;1;[.B37])+COM.MICROSOFT.CONCAT([.C37];&quot;:&quot;;[.D37];&quot;:&quot;;[.E37]))" office:value-type="date" office:date-value="2018-01-23T00:28:00" calcext:value-type="date">
            <text:p>23/01/2018 00:28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(DATE(2018;1;[.B38])+COM.MICROSOFT.CONCAT([.C38];&quot;:&quot;;[.D38];&quot;:&quot;;[.E38]))" office:value-type="date" office:date-value="2018-01-23T00:33:00" calcext:value-type="date">
            <text:p>23/01/2018 00:3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formula="of:=(DATE(2018;1;[.B39])+COM.MICROSOFT.CONCAT([.C39];&quot;:&quot;;[.D39];&quot;:&quot;;[.E39]))" office:value-type="date" office:date-value="2018-01-23T00:36:00" calcext:value-type="date">
            <text:p>23/01/2018 00:3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(DATE(2018;1;[.B40])+COM.MICROSOFT.CONCAT([.C40];&quot;:&quot;;[.D40];&quot;:&quot;;[.E40]))" office:value-type="date" office:date-value="2018-01-23T00:38:00" calcext:value-type="date">
            <text:p>23/01/2018 00:38:00</text:p>
          </table:table-cell>
          <table:table-cell table:number-columns-repeated="3"/>
        </table:table-row>
      </table:table>
      <table:table table:name="Données structurées" table:style-name="ta1">
        <table:table-column table:style-name="co1" table:number-columns-repeated="2" table:default-cell-style-name="Default"/>
        <table:table-column table:style-name="co4" table:default-cell-style-name="ce1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_indiv</text:p>
          </table:table-cell>
          <table:table-cell table:style-name="ce3" office:value-type="string" calcext:value-type="string">
            <text:p>Individu</text:p>
          </table:table-cell>
          <table:table-cell table:style-name="ce5" office:value-type="string" calcext:value-type="string">
            <text:p>Date</text:p>
          </table:table-cell>
          <table:table-cell table:style-name="ce3" office:value-type="string" calcext:value-type="string">
            <text:p>Coordonnées_WGS84_N</text:p>
          </table:table-cell>
          <table:table-cell table:style-name="ce3" office:value-type="string" calcext:value-type="string">
            <text:p>Coordonnées_WGS84_E</text:p>
          </table:table-cell>
          <table:table-cell table:style-name="ce3" office:value-type="string" calcext:value-type="string">
            <text:p>azimuœt</text:p>
          </table:table-cell>
          <table:table-cell table:style-name="ce3" office:value-type="string" calcext:value-type="string">
            <text:p>niveau_filtre</text:p>
          </table:table-cell>
          <table:table-cell table:style-name="ce3" office:value-type="string" calcext:value-type="string">
            <text:p>puissance_signal</text:p>
          </table:table-cell>
        </table:table-row>
        <table:table-row table:style-name="ro1">
          <table:table-cell table:style-name="ce4" office:value-type="string" calcext:value-type="string">
            <text:p>Obs1</text:p>
          </table:table-cell>
          <table:table-cell table:style-name="ce4" table:formula="of:=[$Feuille1.A2]" office:value-type="string" office:string-value="1.Bianca" calcext:value-type="string">
            <text:p>1.Bianca</text:p>
          </table:table-cell>
          <table:table-cell table:style-name="ce6" table:formula="of:=(DATE(2018;1;[$Feuille1.B2])+COM.MICROSOFT.CONCAT([$Feuille1.C2];&quot;:&quot;;[$Feuille1.D2];&quot;:&quot;;[$Feuille1.E2]))" office:value-type="date" office:date-value="2018-01-23T03:48:00" calcext:value-type="date">
            <text:p>23/01/2018 03:48:00</text:p>
          </table:table-cell>
          <table:table-cell table:style-name="ce4" table:formula="of:=[$Feuille1.F2]" office:value-type="string" office:string-value="46.59103" calcext:value-type="string">
            <text:p>46.59103</text:p>
          </table:table-cell>
          <table:table-cell table:style-name="ce4" table:formula="of:=[$Feuille1.G2]" office:value-type="string" office:string-value="005.46573" calcext:value-type="string">
            <text:p>005.46573</text:p>
          </table:table-cell>
          <table:table-cell table:style-name="ce4" table:formula="of:=[$Feuille1.H2]" office:value-type="float" office:value="81" calcext:value-type="float">
            <text:p>81</text:p>
          </table:table-cell>
          <table:table-cell table:style-name="ce4" table:formula="of:=[$Feuille1.I2]" office:value-type="float" office:value="0" calcext:value-type="float">
            <text:p>0</text:p>
          </table:table-cell>
          <table:table-cell table:style-name="ce4" table:formula="of:=[$Feuille1.J2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Obs2</text:p>
          </table:table-cell>
          <table:table-cell table:style-name="ce4" table:formula="of:=[$Feuille1.A3]" office:value-type="string" office:string-value="1.Bianca" calcext:value-type="string">
            <text:p>1.Bianca</text:p>
          </table:table-cell>
          <table:table-cell table:style-name="ce6" table:formula="of:=(DATE(2018;1;[$Feuille1.B3])+COM.MICROSOFT.CONCAT([$Feuille1.C3];&quot;:&quot;;[$Feuille1.D3];&quot;:&quot;;[$Feuille1.E3]))" office:value-type="date" office:date-value="2018-01-23T03:52:00" calcext:value-type="date">
            <text:p>23/01/2018 03:52:00</text:p>
          </table:table-cell>
          <table:table-cell table:style-name="ce4" table:formula="of:=[$Feuille1.F3]" office:value-type="string" office:string-value="46.59103" calcext:value-type="string">
            <text:p>46.59103</text:p>
          </table:table-cell>
          <table:table-cell table:style-name="ce4" table:formula="of:=[$Feuille1.G3]" office:value-type="string" office:string-value="005.46573" calcext:value-type="string">
            <text:p>005.46573</text:p>
          </table:table-cell>
          <table:table-cell table:style-name="ce4" table:formula="of:=[$Feuille1.H3]" office:value-type="string" office:string-value="~35" calcext:value-type="string">
            <text:p>~35</text:p>
          </table:table-cell>
          <table:table-cell table:style-name="ce4" table:formula="of:=[$Feuille1.I3]" office:value-type="float" office:value="0" calcext:value-type="float">
            <text:p>0</text:p>
          </table:table-cell>
          <table:table-cell table:style-name="ce4" table:formula="of:=[$Feuille1.J3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Obs3</text:p>
          </table:table-cell>
          <table:table-cell table:style-name="ce4" table:formula="of:=[$Feuille1.A4]" office:value-type="string" office:string-value="1.Bianca" calcext:value-type="string">
            <text:p>1.Bianca</text:p>
          </table:table-cell>
          <table:table-cell table:style-name="ce6" table:formula="of:=(DATE(2018;1;[$Feuille1.B4])+COM.MICROSOFT.CONCAT([$Feuille1.C4];&quot;:&quot;;[$Feuille1.D4];&quot;:&quot;;[$Feuille1.E4]))" office:value-type="date" office:date-value="2018-01-23T00:26:00" calcext:value-type="date">
            <text:p>23/01/2018 00:26:00</text:p>
          </table:table-cell>
          <table:table-cell table:style-name="ce4" table:formula="of:=[$Feuille1.F4]" office:value-type="string" office:string-value="46.59153" calcext:value-type="string">
            <text:p>46.59153</text:p>
          </table:table-cell>
          <table:table-cell table:style-name="ce4" table:formula="of:=[$Feuille1.G4]" office:value-type="string" office:string-value="005.49373" calcext:value-type="string">
            <text:p>005.49373</text:p>
          </table:table-cell>
          <table:table-cell table:style-name="ce4" table:formula="of:=[$Feuille1.H4]" office:value-type="float" office:value="300" calcext:value-type="float">
            <text:p>300</text:p>
          </table:table-cell>
          <table:table-cell table:style-name="ce4" table:formula="of:=[$Feuille1.I4]" office:value-type="float" office:value="5" calcext:value-type="float">
            <text:p>5</text:p>
          </table:table-cell>
          <table:table-cell table:style-name="ce4" table:formula="of:=[$Feuille1.J4]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Obs4</text:p>
          </table:table-cell>
          <table:table-cell table:style-name="ce4" table:formula="of:=[$Feuille1.A5]" office:value-type="string" office:string-value="1.Bianca" calcext:value-type="string">
            <text:p>1.Bianca</text:p>
          </table:table-cell>
          <table:table-cell table:style-name="ce6" table:formula="of:=(DATE(2018;1;[$Feuille1.B5])+COM.MICROSOFT.CONCAT([$Feuille1.C5];&quot;:&quot;;[$Feuille1.D5];&quot;:&quot;;[$Feuille1.E5]))" office:value-type="date" office:date-value="2018-01-23T02:44:00" calcext:value-type="date">
            <text:p>23/01/2018 02:44:00</text:p>
          </table:table-cell>
          <table:table-cell table:style-name="ce4" table:formula="of:=[$Feuille1.F5]" office:value-type="string" office:string-value="46.59153" calcext:value-type="string">
            <text:p>46.59153</text:p>
          </table:table-cell>
          <table:table-cell table:style-name="ce4" table:formula="of:=[$Feuille1.G5]" office:value-type="string" office:string-value="005.49373" calcext:value-type="string">
            <text:p>005.49373</text:p>
          </table:table-cell>
          <table:table-cell table:style-name="ce4" table:formula="of:=[$Feuille1.H5]" office:value-type="string" office:string-value="-" calcext:value-type="string">
            <text:p>-</text:p>
          </table:table-cell>
          <table:table-cell table:style-name="ce4" table:formula="of:=[$Feuille1.I5]" office:value-type="string" office:string-value="-" calcext:value-type="string">
            <text:p>-</text:p>
          </table:table-cell>
          <table:table-cell table:style-name="ce4" table:formula="of:=[$Feuille1.J5]" office:value-type="string" office:string-value="-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Obs5</text:p>
          </table:table-cell>
          <table:table-cell table:style-name="ce4" table:formula="of:=[$Feuille1.A6]" office:value-type="string" office:string-value="1.Bianca" calcext:value-type="string">
            <text:p>1.Bianca</text:p>
          </table:table-cell>
          <table:table-cell table:style-name="ce6" table:formula="of:=(DATE(2018;1;[$Feuille1.B6])+COM.MICROSOFT.CONCAT([$Feuille1.C6];&quot;:&quot;;[$Feuille1.D6];&quot;:&quot;;[$Feuille1.E6]))" office:value-type="date" office:date-value="2018-01-23T02:46:00" calcext:value-type="date">
            <text:p>23/01/2018 02:46:00</text:p>
          </table:table-cell>
          <table:table-cell table:style-name="ce4" table:formula="of:=[$Feuille1.F6]" office:value-type="string" office:string-value="46.59153" calcext:value-type="string">
            <text:p>46.59153</text:p>
          </table:table-cell>
          <table:table-cell table:style-name="ce4" table:formula="of:=[$Feuille1.G6]" office:value-type="string" office:string-value="005.49373" calcext:value-type="string">
            <text:p>005.49373</text:p>
          </table:table-cell>
          <table:table-cell table:style-name="ce4" table:formula="of:=[$Feuille1.H6]" office:value-type="float" office:value="305" calcext:value-type="float">
            <text:p>305</text:p>
          </table:table-cell>
          <table:table-cell table:style-name="ce4" table:formula="of:=[$Feuille1.I6]" office:value-type="float" office:value="0" calcext:value-type="float">
            <text:p>0</text:p>
          </table:table-cell>
          <table:table-cell table:style-name="ce4" table:formula="of:=[$Feuille1.J6]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Obs6</text:p>
          </table:table-cell>
          <table:table-cell table:style-name="ce4" table:formula="of:=[$Feuille1.A7]" office:value-type="string" office:string-value="1. Bianca" calcext:value-type="string">
            <text:p>1. Bianca</text:p>
          </table:table-cell>
          <table:table-cell table:style-name="ce6" table:formula="of:=(DATE(2018;1;[$Feuille1.B7])+COM.MICROSOFT.CONCAT([$Feuille1.C7];&quot;:&quot;;[$Feuille1.D7];&quot;:&quot;;[$Feuille1.E7]))" office:value-type="date" office:date-value="2018-01-23T02:09:00" calcext:value-type="date">
            <text:p>23/01/2018 02:09:00</text:p>
          </table:table-cell>
          <table:table-cell table:style-name="ce4" table:formula="of:=[$Feuille1.F7]" office:value-type="string" office:string-value="46.5976" calcext:value-type="string">
            <text:p>46.5976</text:p>
          </table:table-cell>
          <table:table-cell table:style-name="ce4" table:formula="of:=[$Feuille1.G7]" office:value-type="string" office:string-value="005.4457" calcext:value-type="string">
            <text:p>005.4457</text:p>
          </table:table-cell>
          <table:table-cell table:style-name="ce4" table:formula="of:=[$Feuille1.H7]" office:value-type="float" office:value="72" calcext:value-type="float">
            <text:p>72</text:p>
          </table:table-cell>
          <table:table-cell table:style-name="ce4" table:formula="of:=[$Feuille1.I7]" office:value-type="float" office:value="0" calcext:value-type="float">
            <text:p>0</text:p>
          </table:table-cell>
          <table:table-cell table:style-name="ce4" table:formula="of:=[$Feuille1.J7]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Obs7</text:p>
          </table:table-cell>
          <table:table-cell table:style-name="ce4" table:formula="of:=[$Feuille1.A8]" office:value-type="string" office:string-value="1.Bianca" calcext:value-type="string">
            <text:p>1.Bianca</text:p>
          </table:table-cell>
          <table:table-cell table:style-name="ce6" table:formula="of:=(DATE(2018;1;[$Feuille1.B8])+COM.MICROSOFT.CONCAT([$Feuille1.C8];&quot;:&quot;;[$Feuille1.D8];&quot;:&quot;;[$Feuille1.E8]))" office:value-type="date" office:date-value="2018-01-23T02:00:00" calcext:value-type="date">
            <text:p>23/01/2018 02:00:00</text:p>
          </table:table-cell>
          <table:table-cell table:style-name="ce4" table:formula="of:=[$Feuille1.F8]" office:value-type="string" office:string-value="46.59767" calcext:value-type="string">
            <text:p>46.59767</text:p>
          </table:table-cell>
          <table:table-cell table:style-name="ce4" table:formula="of:=[$Feuille1.G8]" office:value-type="string" office:string-value="005.45867" calcext:value-type="string">
            <text:p>005.45867</text:p>
          </table:table-cell>
          <table:table-cell table:style-name="ce4" table:formula="of:=[$Feuille1.H8]" office:value-type="float" office:value="290" calcext:value-type="float">
            <text:p>290</text:p>
          </table:table-cell>
          <table:table-cell table:style-name="ce4" table:formula="of:=[$Feuille1.I8]" office:value-type="float" office:value="0" calcext:value-type="float">
            <text:p>0</text:p>
          </table:table-cell>
          <table:table-cell table:style-name="ce4" table:formula="of:=[$Feuille1.J8]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Obs8</text:p>
          </table:table-cell>
          <table:table-cell table:style-name="ce4" table:formula="of:=[$Feuille1.A9]" office:value-type="string" office:string-value="1.Bianca" calcext:value-type="string">
            <text:p>1.Bianca</text:p>
          </table:table-cell>
          <table:table-cell table:style-name="ce6" table:formula="of:=(DATE(2018;1;[$Feuille1.B9])+COM.MICROSOFT.CONCAT([$Feuille1.C9];&quot;:&quot;;[$Feuille1.D9];&quot;:&quot;;[$Feuille1.E9]))" office:value-type="date" office:date-value="2018-01-23T03:28:00" calcext:value-type="date">
            <text:p>23/01/2018 03:28:00</text:p>
          </table:table-cell>
          <table:table-cell table:style-name="ce4" table:formula="of:=[$Feuille1.F9]" office:value-type="string" office:string-value="46.59821" calcext:value-type="string">
            <text:p>46.59821</text:p>
          </table:table-cell>
          <table:table-cell table:style-name="ce4" table:formula="of:=[$Feuille1.G9]" office:value-type="string" office:string-value="005.45199" calcext:value-type="string">
            <text:p>005.45199</text:p>
          </table:table-cell>
          <table:table-cell table:style-name="ce4" table:formula="of:=[$Feuille1.H9]" office:value-type="float" office:value="290" calcext:value-type="float">
            <text:p>290</text:p>
          </table:table-cell>
          <table:table-cell table:style-name="ce4" table:formula="of:=[$Feuille1.I9]" office:value-type="float" office:value="0" calcext:value-type="float">
            <text:p>0</text:p>
          </table:table-cell>
          <table:table-cell table:style-name="ce4" table:formula="of:=[$Feuille1.J9]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Obs9</text:p>
          </table:table-cell>
          <table:table-cell table:style-name="ce4" table:formula="of:=[$Feuille1.A10]" office:value-type="string" office:string-value="1.Bianca" calcext:value-type="string">
            <text:p>1.Bianca</text:p>
          </table:table-cell>
          <table:table-cell table:style-name="ce6" table:formula="of:=(DATE(2018;1;[$Feuille1.B10])+COM.MICROSOFT.CONCAT([$Feuille1.C10];&quot;:&quot;;[$Feuille1.D10];&quot;:&quot;;[$Feuille1.E10]))" office:value-type="date" office:date-value="2018-01-23T03:35:00" calcext:value-type="date">
            <text:p>23/01/2018 03:35:00</text:p>
          </table:table-cell>
          <table:table-cell table:style-name="ce4" table:formula="of:=[$Feuille1.F10]" office:value-type="string" office:string-value="46.59821" calcext:value-type="string">
            <text:p>46.59821</text:p>
          </table:table-cell>
          <table:table-cell table:style-name="ce4" table:formula="of:=[$Feuille1.G10]" office:value-type="string" office:string-value="005.45199" calcext:value-type="string">
            <text:p>005.45199</text:p>
          </table:table-cell>
          <table:table-cell table:style-name="ce4" table:formula="of:=[$Feuille1.H10]" office:value-type="string" office:string-value="HI" calcext:value-type="string">
            <text:p>HI</text:p>
          </table:table-cell>
          <table:table-cell table:style-name="ce4" table:formula="of:=[$Feuille1.I10]" office:value-type="float" office:value="10" calcext:value-type="float">
            <text:p>10</text:p>
          </table:table-cell>
          <table:table-cell table:style-name="ce4" table:formula="of:=[$Feuille1.J10]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Obs10</text:p>
          </table:table-cell>
          <table:table-cell table:style-name="ce4" table:formula="of:=[$Feuille1.A11]" office:value-type="string" office:string-value="1.Bianca" calcext:value-type="string">
            <text:p>1.Bianca</text:p>
          </table:table-cell>
          <table:table-cell table:style-name="ce6" table:formula="of:=(DATE(2018;1;[$Feuille1.B11])+COM.MICROSOFT.CONCAT([$Feuille1.C11];&quot;:&quot;;[$Feuille1.D11];&quot;:&quot;;[$Feuille1.E11]))" office:value-type="date" office:date-value="2018-01-23T03:42:00" calcext:value-type="date">
            <text:p>23/01/2018 03:42:00</text:p>
          </table:table-cell>
          <table:table-cell table:style-name="ce4" table:formula="of:=[$Feuille1.F11]" office:value-type="string" office:string-value="46.59821" calcext:value-type="string">
            <text:p>46.59821</text:p>
          </table:table-cell>
          <table:table-cell table:style-name="ce4" table:formula="of:=[$Feuille1.G11]" office:value-type="string" office:string-value="005.45199" calcext:value-type="string">
            <text:p>005.45199</text:p>
          </table:table-cell>
          <table:table-cell table:style-name="ce4" table:formula="of:=[$Feuille1.H11]" office:value-type="float" office:value="45" calcext:value-type="float">
            <text:p>45</text:p>
          </table:table-cell>
          <table:table-cell table:style-name="ce4" table:formula="of:=[$Feuille1.I11]" office:value-type="float" office:value="0" calcext:value-type="float">
            <text:p>0</text:p>
          </table:table-cell>
          <table:table-cell table:style-name="ce4" table:formula="of:=[$Feuille1.J11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Obs11</text:p>
          </table:table-cell>
          <table:table-cell table:style-name="ce4" table:formula="of:=[$Feuille1.A12]" office:value-type="string" office:string-value="1. Bianca" calcext:value-type="string">
            <text:p>1. Bianca</text:p>
          </table:table-cell>
          <table:table-cell table:style-name="ce6" table:formula="of:=(DATE(2018;1;[$Feuille1.B12])+COM.MICROSOFT.CONCAT([$Feuille1.C12];&quot;:&quot;;[$Feuille1.D12];&quot;:&quot;;[$Feuille1.E12]))" office:value-type="date" office:date-value="2018-01-23T03:29:00" calcext:value-type="date">
            <text:p>23/01/2018 03:29:00</text:p>
          </table:table-cell>
          <table:table-cell table:style-name="ce4" table:formula="of:=[$Feuille1.F12]" office:value-type="string" office:string-value="46.5987" calcext:value-type="string">
            <text:p>46.5987</text:p>
          </table:table-cell>
          <table:table-cell table:style-name="ce4" table:formula="of:=[$Feuille1.G12]" office:value-type="string" office:string-value="005.4491" calcext:value-type="string">
            <text:p>005.4491</text:p>
          </table:table-cell>
          <table:table-cell table:style-name="ce4" table:formula="of:=[$Feuille1.H12]" office:value-type="float" office:value="95" calcext:value-type="float">
            <text:p>95</text:p>
          </table:table-cell>
          <table:table-cell table:style-name="ce4" table:formula="of:=[$Feuille1.I12]" office:value-type="float" office:value="0" calcext:value-type="float">
            <text:p>0</text:p>
          </table:table-cell>
          <table:table-cell table:style-name="ce4" table:formula="of:=[$Feuille1.J12]" office:value-type="string" office:string-value="Max" calcext:value-type="string">
            <text:p>Max</text:p>
          </table:table-cell>
        </table:table-row>
        <table:table-row table:style-name="ro1">
          <table:table-cell table:style-name="ce4" office:value-type="string" calcext:value-type="string">
            <text:p>Obs12</text:p>
          </table:table-cell>
          <table:table-cell table:style-name="ce4" table:formula="of:=[$Feuille1.A13]" office:value-type="string" office:string-value="1. Bianca" calcext:value-type="string">
            <text:p>1. Bianca</text:p>
          </table:table-cell>
          <table:table-cell table:style-name="ce6" table:formula="of:=(DATE(2018;1;[$Feuille1.B13])+COM.MICROSOFT.CONCAT([$Feuille1.C13];&quot;:&quot;;[$Feuille1.D13];&quot;:&quot;;[$Feuille1.E13]))" office:value-type="date" office:date-value="2018-01-23T03:33:00" calcext:value-type="date">
            <text:p>23/01/2018 03:33:00</text:p>
          </table:table-cell>
          <table:table-cell table:style-name="ce4" table:formula="of:=[$Feuille1.F13]" office:value-type="string" office:string-value="46.5987" calcext:value-type="string">
            <text:p>46.5987</text:p>
          </table:table-cell>
          <table:table-cell table:style-name="ce4" table:formula="of:=[$Feuille1.G13]" office:value-type="string" office:string-value="005.4491" calcext:value-type="string">
            <text:p>005.4491</text:p>
          </table:table-cell>
          <table:table-cell table:style-name="ce4" table:formula="of:=[$Feuille1.H13]" office:value-type="string" office:string-value="HI" calcext:value-type="string">
            <text:p>HI</text:p>
          </table:table-cell>
          <table:table-cell table:style-name="ce4" table:formula="of:=[$Feuille1.I13]" office:value-type="float" office:value="0" calcext:value-type="float">
            <text:p>0</text:p>
          </table:table-cell>
          <table:table-cell table:style-name="ce4" table:formula="of:=[$Feuille1.J13]" office:value-type="string" office:string-value="Max" calcext:value-type="string">
            <text:p>Max</text:p>
          </table:table-cell>
        </table:table-row>
        <table:table-row table:style-name="ro1">
          <table:table-cell table:style-name="ce4" office:value-type="string" calcext:value-type="string">
            <text:p>Obs13</text:p>
          </table:table-cell>
          <table:table-cell table:style-name="ce4" table:formula="of:=[$Feuille1.A14]" office:value-type="string" office:string-value="1. Bianca" calcext:value-type="string">
            <text:p>1. Bianca</text:p>
          </table:table-cell>
          <table:table-cell table:style-name="ce6" table:formula="of:=(DATE(2018;1;[$Feuille1.B14])+COM.MICROSOFT.CONCAT([$Feuille1.C14];&quot;:&quot;;[$Feuille1.D14];&quot;:&quot;;[$Feuille1.E14]))" office:value-type="date" office:date-value="2018-01-23T03:35:00" calcext:value-type="date">
            <text:p>23/01/2018 03:35:00</text:p>
          </table:table-cell>
          <table:table-cell table:style-name="ce4" table:formula="of:=[$Feuille1.F14]" office:value-type="string" office:string-value="46.5987" calcext:value-type="string">
            <text:p>46.5987</text:p>
          </table:table-cell>
          <table:table-cell table:style-name="ce4" table:formula="of:=[$Feuille1.G14]" office:value-type="string" office:string-value="005.4491" calcext:value-type="string">
            <text:p>005.4491</text:p>
          </table:table-cell>
          <table:table-cell table:style-name="ce4" table:formula="of:=[$Feuille1.H14]" office:value-type="string" office:string-value="HI" calcext:value-type="string">
            <text:p>HI</text:p>
          </table:table-cell>
          <table:table-cell table:style-name="ce4" table:formula="of:=[$Feuille1.I14]" office:value-type="float" office:value="0" calcext:value-type="float">
            <text:p>0</text:p>
          </table:table-cell>
          <table:table-cell table:style-name="ce4" table:formula="of:=[$Feuille1.J14]" office:value-type="string" office:string-value="Max" calcext:value-type="string">
            <text:p>Max</text:p>
          </table:table-cell>
        </table:table-row>
        <table:table-row table:style-name="ro1">
          <table:table-cell table:style-name="ce4" office:value-type="string" calcext:value-type="string">
            <text:p>Obs14</text:p>
          </table:table-cell>
          <table:table-cell table:style-name="ce4" table:formula="of:=[$Feuille1.A15]" office:value-type="string" office:string-value="1.Bianca" calcext:value-type="string">
            <text:p>1.Bianca</text:p>
          </table:table-cell>
          <table:table-cell table:style-name="ce6" table:formula="of:=(DATE(2018;1;[$Feuille1.B15])+COM.MICROSOFT.CONCAT([$Feuille1.C15];&quot;:&quot;;[$Feuille1.D15];&quot;:&quot;;[$Feuille1.E15]))" office:value-type="date" office:date-value="2018-01-23T01:09:00" calcext:value-type="date">
            <text:p>23/01/2018 01:09:00</text:p>
          </table:table-cell>
          <table:table-cell table:style-name="ce4" table:formula="of:=[$Feuille1.F15]" office:value-type="string" office:string-value="46.599526" calcext:value-type="string">
            <text:p>46.599526</text:p>
          </table:table-cell>
          <table:table-cell table:style-name="ce4" table:formula="of:=[$Feuille1.G15]" office:value-type="string" office:string-value="5.505440" calcext:value-type="string">
            <text:p>5.505440</text:p>
          </table:table-cell>
          <table:table-cell table:style-name="ce4" table:formula="of:=[$Feuille1.H15]" office:value-type="float" office:value="245" calcext:value-type="float">
            <text:p>245</text:p>
          </table:table-cell>
          <table:table-cell table:style-name="ce4" table:formula="of:=[$Feuille1.I15]" office:value-type="float" office:value="0" calcext:value-type="float">
            <text:p>0</text:p>
          </table:table-cell>
          <table:table-cell table:style-name="ce4" table:formula="of:=[$Feuille1.J15]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Obs15</text:p>
          </table:table-cell>
          <table:table-cell table:style-name="ce4" table:formula="of:=[$Feuille1.A16]" office:value-type="string" office:string-value="1.Bianca" calcext:value-type="string">
            <text:p>1.Bianca</text:p>
          </table:table-cell>
          <table:table-cell table:style-name="ce6" table:formula="of:=(DATE(2018;1;[$Feuille1.B16])+COM.MICROSOFT.CONCAT([$Feuille1.C16];&quot;:&quot;;[$Feuille1.D16];&quot;:&quot;;[$Feuille1.E16]))" office:value-type="date" office:date-value="2018-01-23T01:12:00" calcext:value-type="date">
            <text:p>23/01/2018 01:12:00</text:p>
          </table:table-cell>
          <table:table-cell table:style-name="ce4" table:formula="of:=[$Feuille1.F16]" office:value-type="string" office:string-value="46.599526" calcext:value-type="string">
            <text:p>46.599526</text:p>
          </table:table-cell>
          <table:table-cell table:style-name="ce4" table:formula="of:=[$Feuille1.G16]" office:value-type="string" office:string-value="5.505440" calcext:value-type="string">
            <text:p>5.505440</text:p>
          </table:table-cell>
          <table:table-cell table:style-name="ce4" table:formula="of:=[$Feuille1.H16]" office:value-type="float" office:value="263" calcext:value-type="float">
            <text:p>263</text:p>
          </table:table-cell>
          <table:table-cell table:style-name="ce4" table:formula="of:=[$Feuille1.I16]" office:value-type="float" office:value="0" calcext:value-type="float">
            <text:p>0</text:p>
          </table:table-cell>
          <table:table-cell table:style-name="ce4" table:formula="of:=[$Feuille1.J16]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Obs16</text:p>
          </table:table-cell>
          <table:table-cell table:style-name="ce4" table:formula="of:=[$Feuille1.A17]" office:value-type="string" office:string-value="1.Bianca" calcext:value-type="string">
            <text:p>1.Bianca</text:p>
          </table:table-cell>
          <table:table-cell table:style-name="ce6" table:formula="of:=(DATE(2018;1;[$Feuille1.B17])+COM.MICROSOFT.CONCAT([$Feuille1.C17];&quot;:&quot;;[$Feuille1.D17];&quot;:&quot;;[$Feuille1.E17]))" office:value-type="date" office:date-value="2018-01-23T04:00:00" calcext:value-type="date">
            <text:p>23/01/2018 04:00:00</text:p>
          </table:table-cell>
          <table:table-cell table:style-name="ce4" table:formula="of:=[$Feuille1.F17]" office:value-type="string" office:string-value="46.60018" calcext:value-type="string">
            <text:p>46.60018</text:p>
          </table:table-cell>
          <table:table-cell table:style-name="ce4" table:formula="of:=[$Feuille1.G17]" office:value-type="string" office:string-value="005.48262" calcext:value-type="string">
            <text:p>005.48262</text:p>
          </table:table-cell>
          <table:table-cell table:style-name="ce4" table:formula="of:=[$Feuille1.H17]" office:value-type="string" office:string-value="HI" calcext:value-type="string">
            <text:p>HI</text:p>
          </table:table-cell>
          <table:table-cell table:style-name="ce4" table:formula="of:=[$Feuille1.I17]" office:value-type="float" office:value="10" calcext:value-type="float">
            <text:p>10</text:p>
          </table:table-cell>
          <table:table-cell table:style-name="ce4" table:formula="of:=[$Feuille1.J17]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Obs17</text:p>
          </table:table-cell>
          <table:table-cell table:style-name="ce4" table:formula="of:=[$Feuille1.A18]" office:value-type="string" office:string-value="1.Bianca" calcext:value-type="string">
            <text:p>1.Bianca</text:p>
          </table:table-cell>
          <table:table-cell table:style-name="ce6" table:formula="of:=(DATE(2018;1;[$Feuille1.B18])+COM.MICROSOFT.CONCAT([$Feuille1.C18];&quot;:&quot;;[$Feuille1.D18];&quot;:&quot;;[$Feuille1.E18]))" office:value-type="date" office:date-value="2018-01-23T23:56:00" calcext:value-type="date">
            <text:p>23/01/2018 23:56:00</text:p>
          </table:table-cell>
          <table:table-cell table:style-name="ce4" table:formula="of:=[$Feuille1.F18]" office:value-type="string" office:string-value="46.6003" calcext:value-type="string">
            <text:p>46.6003</text:p>
          </table:table-cell>
          <table:table-cell table:style-name="ce4" table:formula="of:=[$Feuille1.G18]" office:value-type="string" office:string-value="005.5062" calcext:value-type="string">
            <text:p>005.5062</text:p>
          </table:table-cell>
          <table:table-cell table:style-name="ce4" table:formula="of:=[$Feuille1.H18]" office:value-type="float" office:value="270" calcext:value-type="float">
            <text:p>270</text:p>
          </table:table-cell>
          <table:table-cell table:style-name="ce4" table:formula="of:=[$Feuille1.I18]" office:value-type="float" office:value="3" calcext:value-type="float">
            <text:p>3</text:p>
          </table:table-cell>
          <table:table-cell table:style-name="ce4" table:formula="of:=[$Feuille1.J18]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Obs18</text:p>
          </table:table-cell>
          <table:table-cell table:style-name="ce4" table:formula="of:=[$Feuille1.A19]" office:value-type="string" office:string-value="1.Bianca" calcext:value-type="string">
            <text:p>1.Bianca</text:p>
          </table:table-cell>
          <table:table-cell table:style-name="ce6" table:formula="of:=(DATE(2018;1;[$Feuille1.B19])+COM.MICROSOFT.CONCAT([$Feuille1.C19];&quot;:&quot;;[$Feuille1.D19];&quot;:&quot;;[$Feuille1.E19]))" office:value-type="date" office:date-value="2018-01-24" calcext:value-type="date">
            <text:p>24/01/2018 00:00:00</text:p>
          </table:table-cell>
          <table:table-cell table:style-name="ce4" table:formula="of:=[$Feuille1.F19]" office:value-type="string" office:string-value="46.6003" calcext:value-type="string">
            <text:p>46.6003</text:p>
          </table:table-cell>
          <table:table-cell table:style-name="ce4" table:formula="of:=[$Feuille1.G19]" office:value-type="string" office:string-value="005.5062" calcext:value-type="string">
            <text:p>005.5062</text:p>
          </table:table-cell>
          <table:table-cell table:style-name="ce4" table:formula="of:=[$Feuille1.H19]" office:value-type="float" office:value="280" calcext:value-type="float">
            <text:p>280</text:p>
          </table:table-cell>
          <table:table-cell table:style-name="ce4" table:formula="of:=[$Feuille1.I19]" office:value-type="float" office:value="0" calcext:value-type="float">
            <text:p>0</text:p>
          </table:table-cell>
          <table:table-cell table:style-name="ce4" table:formula="of:=[$Feuille1.J19]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Obs19</text:p>
          </table:table-cell>
          <table:table-cell table:style-name="ce4" table:formula="of:=[$Feuille1.A20]" office:value-type="string" office:string-value="1.Bianca" calcext:value-type="string">
            <text:p>1.Bianca</text:p>
          </table:table-cell>
          <table:table-cell table:style-name="ce6" table:formula="of:=(DATE(2018;1;[$Feuille1.B20])+COM.MICROSOFT.CONCAT([$Feuille1.C20];&quot;:&quot;;[$Feuille1.D20];&quot;:&quot;;[$Feuille1.E20]))" office:value-type="date" office:date-value="2018-01-23T02:42:00" calcext:value-type="date">
            <text:p>23/01/2018 02:42:00</text:p>
          </table:table-cell>
          <table:table-cell table:style-name="ce4" table:formula="of:=[$Feuille1.F20]" office:value-type="string" office:string-value="46.60040" calcext:value-type="string">
            <text:p>46.60040</text:p>
          </table:table-cell>
          <table:table-cell table:style-name="ce4" table:formula="of:=[$Feuille1.G20]" office:value-type="string" office:string-value="005.44606" calcext:value-type="string">
            <text:p>005.44606</text:p>
          </table:table-cell>
          <table:table-cell table:style-name="ce4" table:formula="of:=[$Feuille1.H20]" office:value-type="float" office:value="334" calcext:value-type="float">
            <text:p>334</text:p>
          </table:table-cell>
          <table:table-cell table:style-name="ce4" table:formula="of:=[$Feuille1.I20]" office:value-type="float" office:value="0" calcext:value-type="float">
            <text:p>0</text:p>
          </table:table-cell>
          <table:table-cell table:style-name="ce4" table:formula="of:=[$Feuille1.J20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Obs20</text:p>
          </table:table-cell>
          <table:table-cell table:style-name="ce4" table:formula="of:=[$Feuille1.A21]" office:value-type="string" office:string-value="1.Bianca" calcext:value-type="string">
            <text:p>1.Bianca</text:p>
          </table:table-cell>
          <table:table-cell table:style-name="ce6" table:formula="of:=(DATE(2018;1;[$Feuille1.B21])+COM.MICROSOFT.CONCAT([$Feuille1.C21];&quot;:&quot;;[$Feuille1.D21];&quot;:&quot;;[$Feuille1.E21]))" office:value-type="date" office:date-value="2018-01-23T03:23:00" calcext:value-type="date">
            <text:p>23/01/2018 03:23:00</text:p>
          </table:table-cell>
          <table:table-cell table:style-name="ce4" table:formula="of:=[$Feuille1.F21]" office:value-type="string" office:string-value="46.60040" calcext:value-type="string">
            <text:p>46.60040</text:p>
          </table:table-cell>
          <table:table-cell table:style-name="ce4" table:formula="of:=[$Feuille1.G21]" office:value-type="string" office:string-value="005.44606" calcext:value-type="string">
            <text:p>005.44606</text:p>
          </table:table-cell>
          <table:table-cell table:style-name="ce4" table:formula="of:=[$Feuille1.H21]" office:value-type="float" office:value="355" calcext:value-type="float">
            <text:p>355</text:p>
          </table:table-cell>
          <table:table-cell table:style-name="ce4" table:formula="of:=[$Feuille1.I21]" office:value-type="float" office:value="4" calcext:value-type="float">
            <text:p>4</text:p>
          </table:table-cell>
          <table:table-cell table:style-name="ce4" table:formula="of:=[$Feuille1.J21]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Obs21</text:p>
          </table:table-cell>
          <table:table-cell table:style-name="ce4" table:formula="of:=[$Feuille1.A22]" office:value-type="string" office:string-value="1.Bianca" calcext:value-type="string">
            <text:p>1.Bianca</text:p>
          </table:table-cell>
          <table:table-cell table:style-name="ce6" table:formula="of:=(DATE(2018;1;[$Feuille1.B22])+COM.MICROSOFT.CONCAT([$Feuille1.C22];&quot;:&quot;;[$Feuille1.D22];&quot;:&quot;;[$Feuille1.E22]))" office:value-type="date" office:date-value="2018-01-23T00:51:00" calcext:value-type="date">
            <text:p>23/01/2018 00:51:00</text:p>
          </table:table-cell>
          <table:table-cell table:style-name="ce4" table:formula="of:=[$Feuille1.F22]" office:value-type="string" office:string-value="46.601482" calcext:value-type="string">
            <text:p>46.601482</text:p>
          </table:table-cell>
          <table:table-cell table:style-name="ce4" table:formula="of:=[$Feuille1.G22]" office:value-type="string" office:string-value="005.505846" calcext:value-type="string">
            <text:p>005.505846</text:p>
          </table:table-cell>
          <table:table-cell table:style-name="ce4" table:formula="of:=[$Feuille1.H22]" office:value-type="float" office:value="263" calcext:value-type="float">
            <text:p>263</text:p>
          </table:table-cell>
          <table:table-cell table:style-name="ce4" table:formula="of:=[$Feuille1.I22]" office:value-type="float" office:value="0" calcext:value-type="float">
            <text:p>0</text:p>
          </table:table-cell>
          <table:table-cell table:style-name="ce4" table:formula="of:=[$Feuille1.J22]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Obs22</text:p>
          </table:table-cell>
          <table:table-cell table:style-name="ce4" table:formula="of:=[$Feuille1.A23]" office:value-type="string" office:string-value="1.Bianca" calcext:value-type="string">
            <text:p>1.Bianca</text:p>
          </table:table-cell>
          <table:table-cell table:style-name="ce6" table:formula="of:=(DATE(2018;1;[$Feuille1.B23])+COM.MICROSOFT.CONCAT([$Feuille1.C23];&quot;:&quot;;[$Feuille1.D23];&quot;:&quot;;[$Feuille1.E23]))" office:value-type="date" office:date-value="2018-01-23T00:55:00" calcext:value-type="date">
            <text:p>23/01/2018 00:55:00</text:p>
          </table:table-cell>
          <table:table-cell table:style-name="ce4" table:formula="of:=[$Feuille1.F23]" office:value-type="string" office:string-value="46.601482" calcext:value-type="string">
            <text:p>46.601482</text:p>
          </table:table-cell>
          <table:table-cell table:style-name="ce4" table:formula="of:=[$Feuille1.G23]" office:value-type="string" office:string-value="005.505846" calcext:value-type="string">
            <text:p>005.505846</text:p>
          </table:table-cell>
          <table:table-cell table:style-name="ce4" table:formula="of:=[$Feuille1.H23]" office:value-type="float" office:value="270" calcext:value-type="float">
            <text:p>270</text:p>
          </table:table-cell>
          <table:table-cell table:style-name="ce4" table:formula="of:=[$Feuille1.I23]" office:value-type="float" office:value="0" calcext:value-type="float">
            <text:p>0</text:p>
          </table:table-cell>
          <table:table-cell table:style-name="ce4" table:formula="of:=[$Feuille1.J23]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Obs23</text:p>
          </table:table-cell>
          <table:table-cell table:style-name="ce4" table:formula="of:=[$Feuille1.A24]" office:value-type="string" office:string-value="1.Bianca" calcext:value-type="string">
            <text:p>1.Bianca</text:p>
          </table:table-cell>
          <table:table-cell table:style-name="ce6" table:formula="of:=(DATE(2018;1;[$Feuille1.B24])+COM.MICROSOFT.CONCAT([$Feuille1.C24];&quot;:&quot;;[$Feuille1.D24];&quot;:&quot;;[$Feuille1.E24]))" office:value-type="date" office:date-value="2018-01-23T01:00:00" calcext:value-type="date">
            <text:p>23/01/2018 01:00:00</text:p>
          </table:table-cell>
          <table:table-cell table:style-name="ce4" table:formula="of:=[$Feuille1.F24]" office:value-type="string" office:string-value="46.601482" calcext:value-type="string">
            <text:p>46.601482</text:p>
          </table:table-cell>
          <table:table-cell table:style-name="ce4" table:formula="of:=[$Feuille1.G24]" office:value-type="string" office:string-value="005.505846" calcext:value-type="string">
            <text:p>005.505846</text:p>
          </table:table-cell>
          <table:table-cell table:style-name="ce4" table:formula="of:=[$Feuille1.H24]" office:value-type="float" office:value="260" calcext:value-type="float">
            <text:p>260</text:p>
          </table:table-cell>
          <table:table-cell table:style-name="ce4" table:formula="of:=[$Feuille1.I24]" office:value-type="float" office:value="0" calcext:value-type="float">
            <text:p>0</text:p>
          </table:table-cell>
          <table:table-cell table:style-name="ce4" table:formula="of:=[$Feuille1.J24]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Obs24</text:p>
          </table:table-cell>
          <table:table-cell table:style-name="ce4" table:formula="of:=[$Feuille1.A25]" office:value-type="string" office:string-value="1.Bianca" calcext:value-type="string">
            <text:p>1.Bianca</text:p>
          </table:table-cell>
          <table:table-cell table:style-name="ce6" table:formula="of:=(DATE(2018;1;[$Feuille1.B25])+COM.MICROSOFT.CONCAT([$Feuille1.C25];&quot;:&quot;;[$Feuille1.D25];&quot;:&quot;;[$Feuille1.E25]))" office:value-type="date" office:date-value="2018-01-23T01:21:00" calcext:value-type="date">
            <text:p>23/01/2018 01:21:00</text:p>
          </table:table-cell>
          <table:table-cell table:style-name="ce4" table:formula="of:=[$Feuille1.F25]" office:value-type="string" office:string-value="46.603378" calcext:value-type="string">
            <text:p>46.603378</text:p>
          </table:table-cell>
          <table:table-cell table:style-name="ce4" table:formula="of:=[$Feuille1.G25]" office:value-type="string" office:string-value="005.504203" calcext:value-type="string">
            <text:p>005.504203</text:p>
          </table:table-cell>
          <table:table-cell table:style-name="ce4" table:formula="of:=[$Feuille1.H25]" office:value-type="float" office:value="295" calcext:value-type="float">
            <text:p>295</text:p>
          </table:table-cell>
          <table:table-cell table:style-name="ce4" table:formula="of:=[$Feuille1.I25]" office:value-type="float" office:value="0" calcext:value-type="float">
            <text:p>0</text:p>
          </table:table-cell>
          <table:table-cell table:style-name="ce4" table:formula="of:=[$Feuille1.J25]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Obs25</text:p>
          </table:table-cell>
          <table:table-cell table:style-name="ce4" table:formula="of:=[$Feuille1.A26]" office:value-type="string" office:string-value="1.Bianca" calcext:value-type="string">
            <text:p>1.Bianca</text:p>
          </table:table-cell>
          <table:table-cell table:style-name="ce6" table:formula="of:=(DATE(2018;1;[$Feuille1.B26])+COM.MICROSOFT.CONCAT([$Feuille1.C26];&quot;:&quot;;[$Feuille1.D26];&quot;:&quot;;[$Feuille1.E26]))" office:value-type="date" office:date-value="2018-01-23T02:10:00" calcext:value-type="date">
            <text:p>23/01/2018 02:10:00</text:p>
          </table:table-cell>
          <table:table-cell table:style-name="ce4" table:formula="of:=[$Feuille1.F26]" office:value-type="string" office:string-value="46.60347" calcext:value-type="string">
            <text:p>46.60347</text:p>
          </table:table-cell>
          <table:table-cell table:style-name="ce4" table:formula="of:=[$Feuille1.G26]" office:value-type="string" office:string-value="005.44337" calcext:value-type="string">
            <text:p>005.44337</text:p>
          </table:table-cell>
          <table:table-cell table:style-name="ce4" table:formula="of:=[$Feuille1.H26]" office:value-type="float" office:value="158" calcext:value-type="float">
            <text:p>158</text:p>
          </table:table-cell>
          <table:table-cell table:style-name="ce4" table:formula="of:=[$Feuille1.I26]" office:value-type="float" office:value="0" calcext:value-type="float">
            <text:p>0</text:p>
          </table:table-cell>
          <table:table-cell table:style-name="ce4" table:formula="of:=[$Feuille1.J26]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Obs26</text:p>
          </table:table-cell>
          <table:table-cell table:style-name="ce4" table:formula="of:=[$Feuille1.A27]" office:value-type="string" office:string-value="1.Bianca" calcext:value-type="string">
            <text:p>1.Bianca</text:p>
          </table:table-cell>
          <table:table-cell table:style-name="ce6" table:formula="of:=(DATE(2018;1;[$Feuille1.B27])+COM.MICROSOFT.CONCAT([$Feuille1.C27];&quot;:&quot;;[$Feuille1.D27];&quot;:&quot;;[$Feuille1.E27]))" office:value-type="date" office:date-value="2018-01-23T02:12:00" calcext:value-type="date">
            <text:p>23/01/2018 02:12:00</text:p>
          </table:table-cell>
          <table:table-cell table:style-name="ce4" table:formula="of:=[$Feuille1.F27]" office:value-type="string" office:string-value="46.60347" calcext:value-type="string">
            <text:p>46.60347</text:p>
          </table:table-cell>
          <table:table-cell table:style-name="ce4" table:formula="of:=[$Feuille1.G27]" office:value-type="string" office:string-value="005.44337" calcext:value-type="string">
            <text:p>005.44337</text:p>
          </table:table-cell>
          <table:table-cell table:style-name="ce4" table:formula="of:=[$Feuille1.H27]" office:value-type="float" office:value="145" calcext:value-type="float">
            <text:p>145</text:p>
          </table:table-cell>
          <table:table-cell table:style-name="ce4" table:formula="of:=[$Feuille1.I27]" office:value-type="float" office:value="0" calcext:value-type="float">
            <text:p>0</text:p>
          </table:table-cell>
          <table:table-cell table:style-name="ce4" table:formula="of:=[$Feuille1.J27]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Obs27</text:p>
          </table:table-cell>
          <table:table-cell table:style-name="ce4" table:formula="of:=[$Feuille1.A28]" office:value-type="string" office:string-value="1.Bianca" calcext:value-type="string">
            <text:p>1.Bianca</text:p>
          </table:table-cell>
          <table:table-cell table:style-name="ce6" table:formula="of:=(DATE(2018;1;[$Feuille1.B28])+COM.MICROSOFT.CONCAT([$Feuille1.C28];&quot;:&quot;;[$Feuille1.D28];&quot;:&quot;;[$Feuille1.E28]))" office:value-type="date" office:date-value="2018-01-23T02:17:00" calcext:value-type="date">
            <text:p>23/01/2018 02:17:00</text:p>
          </table:table-cell>
          <table:table-cell table:style-name="ce4" table:formula="of:=[$Feuille1.F28]" office:value-type="string" office:string-value="46.60347" calcext:value-type="string">
            <text:p>46.60347</text:p>
          </table:table-cell>
          <table:table-cell table:style-name="ce4" table:formula="of:=[$Feuille1.G28]" office:value-type="string" office:string-value="005.44337" calcext:value-type="string">
            <text:p>005.44337</text:p>
          </table:table-cell>
          <table:table-cell table:style-name="ce4" table:formula="of:=[$Feuille1.H28]" office:value-type="float" office:value="146" calcext:value-type="float">
            <text:p>146</text:p>
          </table:table-cell>
          <table:table-cell table:style-name="ce4" table:formula="of:=[$Feuille1.I28]" office:value-type="float" office:value="0" calcext:value-type="float">
            <text:p>0</text:p>
          </table:table-cell>
          <table:table-cell table:style-name="ce4" table:formula="of:=[$Feuille1.J28]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Obs28</text:p>
          </table:table-cell>
          <table:table-cell table:style-name="ce4" table:formula="of:=[$Feuille1.A29]" office:value-type="string" office:string-value="1.Bianca" calcext:value-type="string">
            <text:p>1.Bianca</text:p>
          </table:table-cell>
          <table:table-cell table:style-name="ce6" table:formula="of:=(DATE(2018;1;[$Feuille1.B29])+COM.MICROSOFT.CONCAT([$Feuille1.C29];&quot;:&quot;;[$Feuille1.D29];&quot;:&quot;;[$Feuille1.E29]))" office:value-type="date" office:date-value="2018-01-23T02:32:00" calcext:value-type="date">
            <text:p>23/01/2018 02:32:00</text:p>
          </table:table-cell>
          <table:table-cell table:style-name="ce4" table:formula="of:=[$Feuille1.F29]" office:value-type="string" office:string-value="46.60347" calcext:value-type="string">
            <text:p>46.60347</text:p>
          </table:table-cell>
          <table:table-cell table:style-name="ce4" table:formula="of:=[$Feuille1.G29]" office:value-type="string" office:string-value="005.44337" calcext:value-type="string">
            <text:p>005.44337</text:p>
          </table:table-cell>
          <table:table-cell table:style-name="ce4" table:formula="of:=[$Feuille1.H29]" office:value-type="float" office:value="338" calcext:value-type="float">
            <text:p>338</text:p>
          </table:table-cell>
          <table:table-cell table:style-name="ce4" table:formula="of:=[$Feuille1.I29]" office:value-type="float" office:value="0" calcext:value-type="float">
            <text:p>0</text:p>
          </table:table-cell>
          <table:table-cell table:style-name="ce4" table:formula="of:=[$Feuille1.J29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Obs29</text:p>
          </table:table-cell>
          <table:table-cell table:style-name="ce4" table:formula="of:=[$Feuille1.A30]" office:value-type="string" office:string-value="1.Bianca" calcext:value-type="string">
            <text:p>1.Bianca</text:p>
          </table:table-cell>
          <table:table-cell table:style-name="ce6" table:formula="of:=(DATE(2018;1;[$Feuille1.B30])+COM.MICROSOFT.CONCAT([$Feuille1.C30];&quot;:&quot;;[$Feuille1.D30];&quot;:&quot;;[$Feuille1.E30]))" office:value-type="date" office:date-value="2018-01-23T04:24:00" calcext:value-type="date">
            <text:p>23/01/2018 04:24:00</text:p>
          </table:table-cell>
          <table:table-cell table:style-name="ce4" table:formula="of:=[$Feuille1.F30]" office:value-type="string" office:string-value="46.60385" calcext:value-type="string">
            <text:p>46.60385</text:p>
          </table:table-cell>
          <table:table-cell table:style-name="ce4" table:formula="of:=[$Feuille1.G30]" office:value-type="string" office:string-value="005.50769" calcext:value-type="string">
            <text:p>005.50769</text:p>
          </table:table-cell>
          <table:table-cell table:style-name="ce4" table:formula="of:=[$Feuille1.H30]" office:value-type="float" office:value="330" calcext:value-type="float">
            <text:p>330</text:p>
          </table:table-cell>
          <table:table-cell table:style-name="ce4" table:formula="of:=[$Feuille1.I30]" office:value-type="float" office:value="2" calcext:value-type="float">
            <text:p>2</text:p>
          </table:table-cell>
          <table:table-cell table:style-name="ce4" table:formula="of:=[$Feuille1.J30]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Obs30</text:p>
          </table:table-cell>
          <table:table-cell table:style-name="ce4" table:formula="of:=[$Feuille1.A31]" office:value-type="string" office:string-value="1.Bianca" calcext:value-type="string">
            <text:p>1.Bianca</text:p>
          </table:table-cell>
          <table:table-cell table:style-name="ce6" table:formula="of:=(DATE(2018;1;[$Feuille1.B31])+COM.MICROSOFT.CONCAT([$Feuille1.C31];&quot;:&quot;;[$Feuille1.D31];&quot;:&quot;;[$Feuille1.E31]))" office:value-type="date" office:date-value="2018-01-23T04:26:00" calcext:value-type="date">
            <text:p>23/01/2018 04:26:00</text:p>
          </table:table-cell>
          <table:table-cell table:style-name="ce4" table:formula="of:=[$Feuille1.F31]" office:value-type="string" office:string-value="46.60385" calcext:value-type="string">
            <text:p>46.60385</text:p>
          </table:table-cell>
          <table:table-cell table:style-name="ce4" table:formula="of:=[$Feuille1.G31]" office:value-type="string" office:string-value="005.50769" calcext:value-type="string">
            <text:p>005.50769</text:p>
          </table:table-cell>
          <table:table-cell table:style-name="ce4" table:formula="of:=[$Feuille1.H31]" office:value-type="float" office:value="0" calcext:value-type="float">
            <text:p>0</text:p>
          </table:table-cell>
          <table:table-cell table:style-name="ce4" table:formula="of:=[$Feuille1.I31]" office:value-type="float" office:value="0" calcext:value-type="float">
            <text:p>0</text:p>
          </table:table-cell>
          <table:table-cell table:style-name="ce4" table:formula="of:=[$Feuille1.J31]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Obs31</text:p>
          </table:table-cell>
          <table:table-cell table:style-name="ce4" table:formula="of:=[$Feuille1.A32]" office:value-type="string" office:string-value="1.Bianca" calcext:value-type="string">
            <text:p>1.Bianca</text:p>
          </table:table-cell>
          <table:table-cell table:style-name="ce6" table:formula="of:=(DATE(2018;1;[$Feuille1.B32])+COM.MICROSOFT.CONCAT([$Feuille1.C32];&quot;:&quot;;[$Feuille1.D32];&quot;:&quot;;[$Feuille1.E32]))" office:value-type="date" office:date-value="2018-01-23T04:18:00" calcext:value-type="date">
            <text:p>23/01/2018 04:18:00</text:p>
          </table:table-cell>
          <table:table-cell table:style-name="ce4" table:formula="of:=[$Feuille1.F32]" office:value-type="string" office:string-value="46.60601" calcext:value-type="string">
            <text:p>46.60601</text:p>
          </table:table-cell>
          <table:table-cell table:style-name="ce4" table:formula="of:=[$Feuille1.G32]" office:value-type="string" office:string-value="005.48632" calcext:value-type="string">
            <text:p>005.48632</text:p>
          </table:table-cell>
          <table:table-cell table:style-name="ce4" table:formula="of:=[$Feuille1.H32]" office:value-type="float" office:value="175" calcext:value-type="float">
            <text:p>175</text:p>
          </table:table-cell>
          <table:table-cell table:style-name="ce4" table:formula="of:=[$Feuille1.I32]" office:value-type="float" office:value="3" calcext:value-type="float">
            <text:p>3</text:p>
          </table:table-cell>
          <table:table-cell table:style-name="ce4" table:formula="of:=[$Feuille1.J32]" office:value-type="string" office:string-value="faible" calcext:value-type="string">
            <text:p>faible</text:p>
          </table:table-cell>
        </table:table-row>
        <table:table-row table:style-name="ro1">
          <table:table-cell table:style-name="ce4" office:value-type="string" calcext:value-type="string">
            <text:p>Obs32</text:p>
          </table:table-cell>
          <table:table-cell table:style-name="ce4" table:formula="of:=[$Feuille1.A33]" office:value-type="string" office:string-value="1.Bianca" calcext:value-type="string">
            <text:p>1.Bianca</text:p>
          </table:table-cell>
          <table:table-cell table:style-name="ce6" table:formula="of:=(DATE(2018;1;[$Feuille1.B33])+COM.MICROSOFT.CONCAT([$Feuille1.C33];&quot;:&quot;;[$Feuille1.D33];&quot;:&quot;;[$Feuille1.E33]))" office:value-type="date" office:date-value="2018-01-23T04:19:00" calcext:value-type="date">
            <text:p>23/01/2018 04:19:00</text:p>
          </table:table-cell>
          <table:table-cell table:style-name="ce4" table:formula="of:=[$Feuille1.F33]" office:value-type="string" office:string-value="46.60601" calcext:value-type="string">
            <text:p>46.60601</text:p>
          </table:table-cell>
          <table:table-cell table:style-name="ce4" table:formula="of:=[$Feuille1.G33]" office:value-type="string" office:string-value="005.48632" calcext:value-type="string">
            <text:p>005.48632</text:p>
          </table:table-cell>
          <table:table-cell table:style-name="ce4" table:formula="of:=[$Feuille1.H33]" office:value-type="float" office:value="150" calcext:value-type="float">
            <text:p>150</text:p>
          </table:table-cell>
          <table:table-cell table:style-name="ce4" table:formula="of:=[$Feuille1.I33]" office:value-type="float" office:value="4" calcext:value-type="float">
            <text:p>4</text:p>
          </table:table-cell>
          <table:table-cell table:style-name="ce4" table:formula="of:=[$Feuille1.J33]" office:value-type="string" office:string-value="faible" calcext:value-type="string">
            <text:p>faible</text:p>
          </table:table-cell>
        </table:table-row>
        <table:table-row table:style-name="ro1">
          <table:table-cell table:style-name="ce4" office:value-type="string" calcext:value-type="string">
            <text:p>Obs33</text:p>
          </table:table-cell>
          <table:table-cell table:style-name="ce4" table:formula="of:=[$Feuille1.A34]" office:value-type="string" office:string-value="1.Bianca" calcext:value-type="string">
            <text:p>1.Bianca</text:p>
          </table:table-cell>
          <table:table-cell table:style-name="ce6" table:formula="of:=(DATE(2018;1;[$Feuille1.B34])+COM.MICROSOFT.CONCAT([$Feuille1.C34];&quot;:&quot;;[$Feuille1.D34];&quot;:&quot;;[$Feuille1.E34]))" office:value-type="date" office:date-value="2018-01-23T04:21:00" calcext:value-type="date">
            <text:p>23/01/2018 04:21:00</text:p>
          </table:table-cell>
          <table:table-cell table:style-name="ce4" table:formula="of:=[$Feuille1.F34]" office:value-type="string" office:string-value="46.60601" calcext:value-type="string">
            <text:p>46.60601</text:p>
          </table:table-cell>
          <table:table-cell table:style-name="ce4" table:formula="of:=[$Feuille1.G34]" office:value-type="string" office:string-value="005.48632" calcext:value-type="string">
            <text:p>005.48632</text:p>
          </table:table-cell>
          <table:table-cell table:style-name="ce4" table:formula="of:=[$Feuille1.H34]" office:value-type="float" office:value="80" calcext:value-type="float">
            <text:p>80</text:p>
          </table:table-cell>
          <table:table-cell table:style-name="ce4" table:formula="of:=[$Feuille1.I34]" office:value-type="float" office:value="0" calcext:value-type="float">
            <text:p>0</text:p>
          </table:table-cell>
          <table:table-cell table:style-name="ce4" table:formula="of:=[$Feuille1.J34]" office:value-type="string" office:string-value="très faible" calcext:value-type="string">
            <text:p>très faible</text:p>
          </table:table-cell>
        </table:table-row>
        <table:table-row table:style-name="ro1">
          <table:table-cell table:style-name="ce4" office:value-type="string" calcext:value-type="string">
            <text:p>Obs34</text:p>
          </table:table-cell>
          <table:table-cell table:style-name="ce4" table:formula="of:=[$Feuille1.A35]" office:value-type="string" office:string-value="1.Bianca" calcext:value-type="string">
            <text:p>1.Bianca</text:p>
          </table:table-cell>
          <table:table-cell table:style-name="ce6" table:formula="of:=(DATE(2018;1;[$Feuille1.B35])+COM.MICROSOFT.CONCAT([$Feuille1.C35];&quot;:&quot;;[$Feuille1.D35];&quot;:&quot;;[$Feuille1.E35]))" office:value-type="date" office:date-value="2018-01-23T04:23:00" calcext:value-type="date">
            <text:p>23/01/2018 04:23:00</text:p>
          </table:table-cell>
          <table:table-cell table:style-name="ce4" table:formula="of:=[$Feuille1.F35]" office:value-type="string" office:string-value="46.60601" calcext:value-type="string">
            <text:p>46.60601</text:p>
          </table:table-cell>
          <table:table-cell table:style-name="ce4" table:formula="of:=[$Feuille1.G35]" office:value-type="string" office:string-value="005.48632" calcext:value-type="string">
            <text:p>005.48632</text:p>
          </table:table-cell>
          <table:table-cell table:style-name="ce4" table:formula="of:=[$Feuille1.H35]" office:value-type="float" office:value="90" calcext:value-type="float">
            <text:p>90</text:p>
          </table:table-cell>
          <table:table-cell table:style-name="ce4" table:formula="of:=[$Feuille1.I35]" office:value-type="float" office:value="0" calcext:value-type="float">
            <text:p>0</text:p>
          </table:table-cell>
          <table:table-cell table:style-name="ce4" table:formula="of:=[$Feuille1.J35]" office:value-type="string" office:string-value="très faible" calcext:value-type="string">
            <text:p>très faible</text:p>
          </table:table-cell>
        </table:table-row>
        <table:table-row table:style-name="ro1">
          <table:table-cell table:style-name="ce4" office:value-type="string" calcext:value-type="string">
            <text:p>Obs35</text:p>
          </table:table-cell>
          <table:table-cell table:style-name="ce4" table:formula="of:=[$Feuille1.A36]" office:value-type="string" office:string-value="1.Bianca" calcext:value-type="string">
            <text:p>1.Bianca</text:p>
          </table:table-cell>
          <table:table-cell table:style-name="ce6" table:formula="of:=(DATE(2018;1;[$Feuille1.B36])+COM.MICROSOFT.CONCAT([$Feuille1.C36];&quot;:&quot;;[$Feuille1.D36];&quot;:&quot;;[$Feuille1.E36]))" office:value-type="date" office:date-value="2018-01-23T04:27:00" calcext:value-type="date">
            <text:p>23/01/2018 04:27:00</text:p>
          </table:table-cell>
          <table:table-cell table:style-name="ce4" table:formula="of:=[$Feuille1.F36]" office:value-type="string" office:string-value="46.60601" calcext:value-type="string">
            <text:p>46.60601</text:p>
          </table:table-cell>
          <table:table-cell table:style-name="ce4" table:formula="of:=[$Feuille1.G36]" office:value-type="string" office:string-value="005.48632" calcext:value-type="string">
            <text:p>005.48632</text:p>
          </table:table-cell>
          <table:table-cell table:style-name="ce4" table:formula="of:=[$Feuille1.H36]" office:value-type="float" office:value="80" calcext:value-type="float">
            <text:p>80</text:p>
          </table:table-cell>
          <table:table-cell table:style-name="ce4" table:formula="of:=[$Feuille1.I36]" office:value-type="float" office:value="0" calcext:value-type="float">
            <text:p>0</text:p>
          </table:table-cell>
          <table:table-cell table:style-name="ce4" table:formula="of:=[$Feuille1.J36]" office:value-type="string" office:string-value="très faible" calcext:value-type="string">
            <text:p>très faible</text:p>
          </table:table-cell>
        </table:table-row>
        <table:table-row table:style-name="ro1">
          <table:table-cell table:style-name="ce4" office:value-type="string" calcext:value-type="string">
            <text:p>Obs36</text:p>
          </table:table-cell>
          <table:table-cell table:style-name="ce4" table:formula="of:=[$Feuille1.A37]" office:value-type="string" office:string-value="1. Bianca" calcext:value-type="string">
            <text:p>1. Bianca</text:p>
          </table:table-cell>
          <table:table-cell table:style-name="ce6" table:formula="of:=(DATE(2018;1;[$Feuille1.B37])+COM.MICROSOFT.CONCAT([$Feuille1.C37];&quot;:&quot;;[$Feuille1.D37];&quot;:&quot;;[$Feuille1.E37]))" office:value-type="date" office:date-value="2018-01-23T00:28:00" calcext:value-type="date">
            <text:p>23/01/2018 00:28:00</text:p>
          </table:table-cell>
          <table:table-cell table:style-name="ce4" table:formula="of:=[$Feuille1.F37]" office:value-type="string" office:string-value="46.606981" calcext:value-type="string">
            <text:p>46.606981</text:p>
          </table:table-cell>
          <table:table-cell table:style-name="ce4" table:formula="of:=[$Feuille1.G37]" office:value-type="string" office:string-value="005.517723" calcext:value-type="string">
            <text:p>005.517723</text:p>
          </table:table-cell>
          <table:table-cell table:style-name="ce4" table:formula="of:=[$Feuille1.H37]" office:value-type="float" office:value="250" calcext:value-type="float">
            <text:p>250</text:p>
          </table:table-cell>
          <table:table-cell table:style-name="ce4" table:formula="of:=[$Feuille1.I37]" office:value-type="float" office:value="3" calcext:value-type="float">
            <text:p>3</text:p>
          </table:table-cell>
          <table:table-cell table:style-name="ce4" table:formula="of:=[$Feuille1.J37]" office:value-type="string" office:string-value="-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Obs37</text:p>
          </table:table-cell>
          <table:table-cell table:style-name="ce4" table:formula="of:=[$Feuille1.A38]" office:value-type="string" office:string-value="1. Bianca" calcext:value-type="string">
            <text:p>1. Bianca</text:p>
          </table:table-cell>
          <table:table-cell table:style-name="ce6" table:formula="of:=(DATE(2018;1;[$Feuille1.B38])+COM.MICROSOFT.CONCAT([$Feuille1.C38];&quot;:&quot;;[$Feuille1.D38];&quot;:&quot;;[$Feuille1.E38]))" office:value-type="date" office:date-value="2018-01-23T00:33:00" calcext:value-type="date">
            <text:p>23/01/2018 00:33:00</text:p>
          </table:table-cell>
          <table:table-cell table:style-name="ce4" table:formula="of:=[$Feuille1.F38]" office:value-type="string" office:string-value="46.606981" calcext:value-type="string">
            <text:p>46.606981</text:p>
          </table:table-cell>
          <table:table-cell table:style-name="ce4" table:formula="of:=[$Feuille1.G38]" office:value-type="string" office:string-value="005.517723" calcext:value-type="string">
            <text:p>005.517723</text:p>
          </table:table-cell>
          <table:table-cell table:style-name="ce4" table:formula="of:=[$Feuille1.H38]" office:value-type="float" office:value="270" calcext:value-type="float">
            <text:p>270</text:p>
          </table:table-cell>
          <table:table-cell table:style-name="ce4" table:formula="of:=[$Feuille1.I38]" office:value-type="float" office:value="0" calcext:value-type="float">
            <text:p>0</text:p>
          </table:table-cell>
          <table:table-cell table:style-name="ce4" table:formula="of:=[$Feuille1.J38]" office:value-type="string" office:string-value="-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Obs38</text:p>
          </table:table-cell>
          <table:table-cell table:style-name="ce4" table:formula="of:=[$Feuille1.A39]" office:value-type="string" office:string-value="1. Bianca" calcext:value-type="string">
            <text:p>1. Bianca</text:p>
          </table:table-cell>
          <table:table-cell table:style-name="ce6" table:formula="of:=(DATE(2018;1;[$Feuille1.B39])+COM.MICROSOFT.CONCAT([$Feuille1.C39];&quot;:&quot;;[$Feuille1.D39];&quot;:&quot;;[$Feuille1.E39]))" office:value-type="date" office:date-value="2018-01-23T00:36:00" calcext:value-type="date">
            <text:p>23/01/2018 00:36:00</text:p>
          </table:table-cell>
          <table:table-cell table:style-name="ce4" table:formula="of:=[$Feuille1.F39]" office:value-type="string" office:string-value="46.606981" calcext:value-type="string">
            <text:p>46.606981</text:p>
          </table:table-cell>
          <table:table-cell table:style-name="ce4" table:formula="of:=[$Feuille1.G39]" office:value-type="string" office:string-value="005.517723" calcext:value-type="string">
            <text:p>005.517723</text:p>
          </table:table-cell>
          <table:table-cell table:style-name="ce4" table:formula="of:=[$Feuille1.H39]" office:value-type="float" office:value="210" calcext:value-type="float">
            <text:p>210</text:p>
          </table:table-cell>
          <table:table-cell table:style-name="ce4" table:formula="of:=[$Feuille1.I39]" office:value-type="float" office:value="4" calcext:value-type="float">
            <text:p>4</text:p>
          </table:table-cell>
          <table:table-cell table:style-name="ce4" table:formula="of:=[$Feuille1.J39]" office:value-type="string" office:string-value="-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Obs39</text:p>
          </table:table-cell>
          <table:table-cell table:style-name="ce4" table:formula="of:=[$Feuille1.A40]" office:value-type="string" office:string-value="1. Bianca" calcext:value-type="string">
            <text:p>1. Bianca</text:p>
          </table:table-cell>
          <table:table-cell table:style-name="ce6" table:formula="of:=(DATE(2018;1;[$Feuille1.B40])+COM.MICROSOFT.CONCAT([$Feuille1.C40];&quot;:&quot;;[$Feuille1.D40];&quot;:&quot;;[$Feuille1.E40]))" office:value-type="date" office:date-value="2018-01-23T00:38:00" calcext:value-type="date">
            <text:p>23/01/2018 00:38:00</text:p>
          </table:table-cell>
          <table:table-cell table:style-name="ce4" table:formula="of:=[$Feuille1.F40]" office:value-type="string" office:string-value="46.606981" calcext:value-type="string">
            <text:p>46.606981</text:p>
          </table:table-cell>
          <table:table-cell table:style-name="ce4" table:formula="of:=[$Feuille1.G40]" office:value-type="string" office:string-value="005.517723" calcext:value-type="string">
            <text:p>005.517723</text:p>
          </table:table-cell>
          <table:table-cell table:style-name="ce4" table:formula="of:=[$Feuille1.H40]" office:value-type="float" office:value="240" calcext:value-type="float">
            <text:p>240</text:p>
          </table:table-cell>
          <table:table-cell table:style-name="ce4" table:formula="of:=[$Feuille1.I40]" office:value-type="float" office:value="0" calcext:value-type="float">
            <text:p>0</text:p>
          </table:table-cell>
          <table:table-cell table:style-name="ce4" table:formula="of:=[$Feuille1.J40]" office:value-type="string" office:string-value="-" calcext:value-type="string">
            <text:p>-</text:p>
          </table:table-cell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7" loext:min-decimal-places="7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17:36:47.008458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on Louis-Claude</meta:initial-creator>
    <meta:creation-date>2018-10-05T23:09:36.147087088</meta:creation-date>
    <dc:date>2018-11-14T18:12:51.188511801</dc:date>
    <meta:editing-duration>PT11M36S</meta:editing-duration>
    <meta:editing-cycles>4</meta:editing-cycles>
    <meta:generator>LibreOffice/6.0.6.2$Linux_X86_64 LibreOffice_project/00m0$Build-2</meta:generator>
    <meta:document-statistic meta:table-count="2" meta:cell-count="757" meta:object-count="0"/>
  </office:meta>
</office:document-meta>
</file>